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text-properties fo:font-size="15pt" fo:font-weight="bold" style:font-size-asian="15pt" style:font-weight-asian="bold" style:font-size-complex="15pt" style:font-weight-complex="bold"/>
    </style:style>
    <style:style style:name="P2" style:family="paragraph" style:parent-style-name="Standard">
      <style:text-properties fo:font-size="26pt" fo:font-weight="bold" style:font-size-asian="26pt" style:font-weight-asian="bold" style:font-size-complex="26pt"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22pt" fo:font-weight="bold" style:font-size-asian="22pt" style:font-weight-asian="bold" style:font-size-complex="22pt" style:font-weight-complex="bold"/>
    </style:style>
    <style:style style:name="T1" style:family="text">
      <style:text-properties fo:font-size="24pt" style:font-size-asian="24pt" style:font-size-complex="24pt"/>
    </style:style>
    <style:style style:name="T2" style:family="text">
      <style:text-properties fo:font-size="16pt" style:font-size-asian="16pt" style:font-size-complex="16pt"/>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font-size="22pt" style:font-size-asian="22pt" style:font-size-complex="2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span text:style-name="T1"><text:tab/></text:span><text:span text:style-name="T4"> <text:s text:c="3"/>Assignment</text:span></text:p>
      <text:p text:style-name="P4"><text:s text:c="14"/>NAND &amp; NOR Flash Memory</text:p>
      <text:list xml:id="list295547108" text:style-name="L1">
        <text:list-item>
          <text:list>
            <text:list-item>
              <text:list>
                <text:list-header>
                  <text:p text:style-name="P1"><text:s text:c="46"/></text:p>
                  <text:p text:style-name="P1"><text:s text:c="56"/>- S. Stalin Srinivasan ( 0756 )</text:p>
                </text:list-header>
              </text:list>
            </text:list-item>
          </text:list>
        </text:list-item>
      </text:list>
      <text:p text:style-name="P3">Flash Memory:</text:p>
      <text:p text:style-name="P3"><text:tab/><text:tab/></text:p>
      <text:p text:style-name="P3"><text:tab/><text:tab/><text:span text:style-name="T3">Flash memory has become a powerful and cost-effective solid-state storage technology widely used in mobile electronics devices and other consumer applications. Some kind of non-volatile memory is necessary for computing systems so that the system does not erase all data every time it is powered down, or following a power failure. Two major forms of Flash memory, NAND Flash and NOR Flash.</text:span></text:p>
      <text:p text:style-name="P3"><text:span text:style-name="T3"/></text:p>
      <text:p text:style-name="P3"><text:span text:style-name="T2">NAND _ NOR Flash:</text:span></text:p>
      <text:p text:style-name="P3"><text:span text:style-name="T3"/></text:p>
      <text:p text:style-name="P3"><text:span text:style-name="T3"><text:tab/> <text:s text:c="9"/></text:span><text:span text:style-name="T2">NAND Flash</text:span><text:span text:style-name="T3">, which was designed with a very small cell size to enable a low cost-per-bit of stored data, has been used primarily as a high-density data storage medium for consumer devices such as digital still</text:span></text:p>
      <text:p text:style-name="P3"><text:span text:style-name="T3">cameras and USB solid-state disk drives. </text:span></text:p>
      <text:p text:style-name="P3"><text:span text:style-name="T3"><text:s text:c="18"/></text:span><text:span text:style-name="T2">NOR Flash</text:span><text:span text:style-name="T3"> has typically been used for code storage and direct execution in portable electronics devices, such as cellular phones and PDAs.</text:span></text:p>
      <text:p text:style-name="P3"><text:span text:style-name="T3"><text:tab/> <text:s text:c="8"/>NAND Flash has become an attractive alternative for the data storage aspects of today’s cell phones because of its higher speed write and erase performance as well as its low cost-per-bit. As a result, designers of memory subsystems in portable electronics are now using NAND in some traditional NOR-based applications. For today’s full-featured cell phones, many designers are utilizing memory architectures that combine NOR with NAND for data storage in which different types of memories are frequently stacked in Multi-Chip Packages (</text:span><text:span text:style-name="T2">MCP</text:span><text:span text:style-name="T3">) to create a single component.</text:span></text:p>
      <text:p text:style-name="P3"><text:span text:style-name="T3"/></text:p>
      <text:p text:style-name="P3"><text:span text:style-name="T2"/></text:p>
      <text:p text:style-name="P3"><text:span text:style-name="T2"/></text:p>
      <text:p text:style-name="P3"><text:span text:style-name="T2"/></text:p>
      <text:p text:style-name="P3"><text:span text:style-name="T2">Memory Architecture:</text:span></text:p>
      <text:p text:style-name="P3"><text:soft-page-break/><text:span text:style-name="T2"><text:tab/><text:tab/><text:tab/></text:span></text:p>
      <text:p text:style-name="P3"><text:span text:style-name="T3"><text:tab/><text:tab/> <text:s text:c="15"/>In </text:span><text:span text:style-name="T2">NOR flash</text:span><text:span text:style-name="T3"> configuration, the individual memory cells are connected in parallel, which enables the device to achieve random access. NOR Flash is ideal for lower-density, high-speed read applications, which are mostly read only, often referred to as code-storage applications.</text:span></text:p>
      <text:p text:style-name="P3"><text:span text:style-name="T3"/></text:p>
      <text:p text:style-name="P3"><text:span text:style-name="T3"><text:tab/><text:tab/><text:tab/> <text:s text:c="6"/>In </text:span><text:span text:style-name="T2">NAND flash</text:span><text:span text:style-name="T3"> configuration an array of eight memory transistors connected in a series. Utilizing the NAND Flash architecture’s high storage density and smaller cell size, NAND Flash systems enable faster write and erase by programming blocks of data. NAND Flash is ideal for low-cost, high-density, high-speed program/erase applications, often referred to as data-storage applications.</text:span></text:p>
      <text:p text:style-name="P3"><text:span text:style-name="T3"/></text:p>
      <text:p text:style-name="P3"><text:span text:style-name="T2">Flash Density:</text:span></text:p>
      <text:p text:style-name="P3"><text:span text:style-name="T2"/></text:p>
      <text:p text:style-name="P3"><text:span text:style-name="T2"><text:tab/><text:tab/> <text:s text:c="13"/></text:span><text:span text:style-name="T3"><text:s/>In theory, the highest density NAND will be at least twice the density of NOR, for the same process technology and chip size. In reality, market forces determine the highest density that will be commercially produced. Today, comparing only single chip memory</text:span></text:p>
      <text:p text:style-name="P3"><text:span text:style-name="T3">with one bit per cell (also called </text:span><text:span text:style-name="T2">S</text:span><text:span text:style-name="T3">ingle </text:span><text:span text:style-name="T2">L</text:span><text:span text:style-name="T3">evel </text:span><text:span text:style-name="T2">C</text:span><text:span text:style-name="T3">ell, or </text:span><text:span text:style-name="T2">SLC</text:span><text:span text:style-name="T3">), the highest density </text:span><text:span text:style-name="T2">NOR</text:span><text:span text:style-name="T3"> commercially available is </text:span><text:span text:style-name="T2">256</text:span><text:span text:style-name="T3"> megabit1 (</text:span><text:span text:style-name="T2">Mb</text:span><text:span text:style-name="T3">), while </text:span><text:span text:style-name="T2">NAND</text:span><text:span text:style-name="T3"> is available in densities of </text:span><text:span text:style-name="T2">4</text:span><text:span text:style-name="T3"> gigabit2 (</text:span><text:span text:style-name="T2">Gb</text:span><text:span text:style-name="T3">). Because </text:span><text:span text:style-name="T2">cost-per-bit</text:span><text:span text:style-name="T3">, which is closely related to the silicon real estate required, is one of the most </text:span><text:span text:style-name="T2">important characteristics of memory, the small cell size characteristic of NAND Flash is a significant factor.</text:span></text:p>
      <text:p text:style-name="P3"><text:span text:style-name="T2"/></text:p>
      <text:p text:style-name="P3"><text:span text:style-name="T2">Multi Chip Package (MCP):</text:span></text:p>
      <text:p text:style-name="P3"><text:span text:style-name="T2"><text:tab/><text:tab/></text:span><text:span text:style-name="T3"> <text:s text:c="24"/></text:span></text:p>
      <text:p text:style-name="P3"><text:span text:style-name="T3"><text:tab/><text:tab/><text:tab/>MCPs can combine NAND Flash, NOR</text:span></text:p>
      <text:p text:style-name="P3"><text:span text:style-name="T3">Flash memory, Pseudo SRAM and/or low power DRAM in a single package by using </text:span><text:span text:style-name="T2">chip-stacking technology</text:span><text:span text:style-name="T3">. This technology enables a complete memory subsystem with different types of semiconductor memory to be packaged as a single component to reduce size and contribute to cost reduction for cellular phones and other portable devic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8-12T09:36:13</meta:creation-date>
    <dc:date>2010-08-12T10:06:29</dc:date>
    <meta:editing-duration>PT00H30M19S</meta:editing-duration>
    <meta:editing-cycles>14</meta:editing-cycles>
    <meta:generator>OpenOffice.org/3.0$Linux OpenOffice.org_project/300m15$Build-9379</meta:generator>
    <meta:document-statistic meta:table-count="0" meta:image-count="0" meta:object-count="0" meta:page-count="2" meta:paragraph-count="23" meta:word-count="504" meta:character-count="3475"/>
  </office:meta>
</office:document-meta>
</file>